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1fb29f" officeooo:paragraph-rsid="001fb29f"/>
    </style:style>
    <style:style style:name="P2" style:family="paragraph" style:parent-style-name="Standard">
      <style:paragraph-properties fo:line-height="150%" fo:text-align="center" style:justify-single-word="false"/>
      <style:text-properties officeooo:rsid="00197e21" officeooo:paragraph-rsid="00197e21"/>
    </style:style>
    <style:style style:name="P3" style:family="paragraph" style:parent-style-name="Standard" style:list-style-name="L2">
      <style:paragraph-properties fo:line-height="150%" fo:text-align="justify" style:justify-single-word="false"/>
      <style:text-properties officeooo:rsid="0022cbb5" officeooo:paragraph-rsid="0022cbb5"/>
    </style:style>
    <style:style style:name="P4" style:family="paragraph" style:parent-style-name="Standard" style:list-style-name="L2">
      <style:paragraph-properties fo:line-height="150%" fo:text-align="justify" style:justify-single-word="false"/>
      <style:text-properties officeooo:rsid="0023be30" officeooo:paragraph-rsid="0023be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eleraDev – Tipos de solução de análise</text:p>
      <text:p text:style-name="P2"/>
      <text:list xml:id="list531418215" text:style-name="L2">
        <text:list-item>
          <text:p text:style-name="P3">Solução Descritiva: Descreve o que existe; Olha apenas para o passado/atual; Pergunta principal: “O que aconteceu?”</text:p>
        </text:list-item>
        <text:list-item>
          <text:p text:style-name="P3">Solução Diagnóstica: Descreve os porquês; Olha apenas para o passado/atual; pergunta principal: “Porque isso aconteceu?”</text:p>
        </text:list-item>
        <text:list-item>
          <text:p text:style-name="P4">Solução Preditiva: Descreve o que vai existir; usa o passado para prever/predizer o futuro; Pergunta principal: “O que vai acontecer?” </text:p>
          <text:list>
            <text:list-header>
              <text:p text:style-name="P4">Previsão: subconjunto da predição vinculada ao tempo.</text:p>
              <text:p text:style-name="P4">Predição: forma genérica de como um fato seria antes de sua ocorrência.</text:p>
            </text:list-header>
          </text:list>
        </text:list-item>
        <text:list-item>
          <text:p text:style-name="P4">Solução Prescritiva: Recomenda tomada de decisões; Usa uma predição/previsão para recomendar uma ação; Pergunta principal: “O que vou fazer?”</text:p>
        </text:list-item>
        <text:list-item>
          <text:p text:style-name="P4">O que os dados podem dizer com base no tipo de solução?</text:p>
          <text:list>
            <text:list-header>
              <text:p text:style-name="P4">Descritiva: O que está acontecendo com o meu negócio?</text:p>
              <text:p text:style-name="P4">Diagnóstico: Porque está acontecendo?</text:p>
              <text:p text:style-name="P4">Preditivo: O que poderá acontecer?</text:p>
              <text:p text:style-name="P4">Prescritivo: O que eu preciso fazer?</text:p>
            </text:list-header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7:19:36.954274024</meta:creation-date>
    <meta:generator>LibreOffice/6.0.7.3$Linux_X86_64 LibreOffice_project/00m0$Build-3</meta:generator>
    <dc:date>2020-04-09T20:38:19.324678645</dc:date>
    <meta:editing-duration>PT11H35M14S</meta:editing-duration>
    <meta:editing-cycles>10</meta:editing-cycles>
    <meta:document-statistic meta:table-count="0" meta:image-count="0" meta:object-count="0" meta:page-count="1" meta:paragraph-count="12" meta:word-count="142" meta:character-count="901" meta:non-whitespace-character-count="780"/>
  </office:meta>
</office:document-meta>
</file>